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583d6" officeooo:paragraph-rsid="00165d08"/>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9219e"/>
    </style:style>
    <style:style style:name="P4" style:family="paragraph" style:parent-style-name="Text_20_body">
      <style:paragraph-properties fo:text-align="justify" style:justify-single-word="false"/>
      <style:text-properties officeooo:rsid="001b1127" officeooo:paragraph-rsid="001b1127"/>
    </style:style>
    <style:style style:name="P5" style:family="paragraph" style:parent-style-name="Text_20_body">
      <style:paragraph-properties fo:text-align="justify" style:justify-single-word="false"/>
      <style:text-properties officeooo:rsid="001b1127" officeooo:paragraph-rsid="001cde5d"/>
    </style:style>
    <style:style style:name="P6" style:family="paragraph" style:parent-style-name="Footnote">
      <style:text-properties officeooo:rsid="00177a3b" officeooo:paragraph-rsid="00177a3b"/>
    </style:style>
    <style:style style:name="P7" style:family="paragraph" style:parent-style-name="Footnote">
      <style:text-properties officeooo:rsid="0019219e" officeooo:paragraph-rsid="0019219e"/>
    </style:style>
    <style:style style:name="P8" style:family="paragraph" style:parent-style-name="Footnote">
      <style:text-properties officeooo:rsid="001b1127" officeooo:paragraph-rsid="001b1127"/>
    </style:style>
    <style:style style:name="P9" style:family="paragraph" style:parent-style-name="Footnote">
      <style:text-properties officeooo:rsid="001cde5d" officeooo:paragraph-rsid="001cde5d"/>
    </style:style>
    <style:style style:name="P10" style:family="paragraph" style:parent-style-name="Text_20_body">
      <style:paragraph-properties fo:text-align="justify" style:justify-single-word="false"/>
      <style:text-properties officeooo:rsid="001b1127" officeooo:paragraph-rsid="001b1127"/>
    </style:style>
    <style:style style:name="P11" style:family="paragraph" style:parent-style-name="Text_20_body" style:list-style-name="L1">
      <style:text-properties officeooo:rsid="001b1127" officeooo:paragraph-rsid="001b1127"/>
    </style:style>
    <style:style style:name="P12" style:family="paragraph" style:parent-style-name="Text_20_body" style:list-style-name="L1">
      <style:text-properties officeooo:rsid="0019219e" officeooo:paragraph-rsid="001b1127"/>
    </style:style>
    <style:style style:name="P13" style:family="paragraph" style:parent-style-name="Text_20_body">
      <style:paragraph-properties fo:text-align="justify" style:justify-single-word="false"/>
      <style:text-properties officeooo:rsid="001f8f40" officeooo:paragraph-rsid="001f8f40"/>
    </style:style>
    <style:style style:name="P14" style:family="paragraph" style:parent-style-name="Text_20_body">
      <style:text-properties officeooo:paragraph-rsid="0022a4b3"/>
    </style:style>
    <style:style style:name="P15" style:family="paragraph" style:parent-style-name="Text_20_body">
      <style:text-properties officeooo:rsid="0022a4b3" officeooo:paragraph-rsid="0022a4b3"/>
    </style:style>
    <style:style style:name="P16" style:family="paragraph" style:parent-style-name="Text_20_body">
      <style:text-properties officeooo:rsid="00240448" officeooo:paragraph-rsid="0026924f"/>
    </style:style>
    <style:style style:name="P17" style:family="paragraph" style:parent-style-name="Text_20_body" style:list-style-name="L1">
      <style:text-properties officeooo:rsid="00287e8c" officeooo:paragraph-rsid="00287e8c"/>
    </style:style>
    <style:style style:name="P18" style:family="paragraph" style:parent-style-name="Heading_20_1">
      <style:text-properties officeooo:rsid="0012d497" officeooo:paragraph-rsid="0012d497"/>
    </style:style>
    <style:style style:name="P19" style:family="paragraph" style:parent-style-name="Heading_20_2">
      <style:text-properties officeooo:rsid="0019219e" officeooo:paragraph-rsid="0019219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fo:color="#000000" fo:letter-spacing="normal" officeooo:rsid="0019219e"/>
    </style:style>
    <style:style style:name="T2" style:family="text">
      <style:text-properties officeooo:rsid="00165d08"/>
    </style:style>
    <style:style style:name="T3" style:family="text">
      <style:text-properties officeooo:rsid="00177a3b"/>
    </style:style>
    <style:style style:name="T4" style:family="text">
      <style:text-properties fo:font-style="italic" style:font-style-asian="italic" style:font-style-complex="italic"/>
    </style:style>
    <style:style style:name="T5" style:family="text">
      <style:text-properties fo:font-style="italic" officeooo:rsid="00177a3b" style:font-style-asian="italic" style:font-style-complex="italic"/>
    </style:style>
    <style:style style:name="T6" style:family="text">
      <style:text-properties fo:font-style="italic" officeooo:rsid="0019219e" style:font-style-asian="italic" style:font-style-complex="italic"/>
    </style:style>
    <style:style style:name="T7" style:family="text">
      <style:text-properties fo:font-style="italic" officeooo:rsid="001cde5d" style:font-style-asian="italic" style:font-style-complex="italic"/>
    </style:style>
    <style:style style:name="T8" style:family="text">
      <style:text-properties officeooo:rsid="001b1127"/>
    </style:style>
    <style:style style:name="T9" style:family="text">
      <style:text-properties officeooo:rsid="001cde5d"/>
    </style:style>
    <style:style style:name="T10" style:family="text">
      <style:text-properties officeooo:rsid="001f8f40"/>
    </style:style>
    <style:style style:name="T11" style:family="text">
      <style:text-properties officeooo:rsid="00215906"/>
    </style:style>
    <style:style style:name="T12" style:family="text">
      <style:text-properties fo:font-style="normal" style:font-style-asian="normal" style:font-style-complex="normal"/>
    </style:style>
    <style:style style:name="T13" style:family="text">
      <style:text-properties fo:font-style="normal" officeooo:rsid="0026924f" style:font-style-asian="normal" style:font-style-complex="normal"/>
    </style:style>
    <style:style style:name="T14" style:family="text">
      <style:text-properties officeooo:rsid="0024cda2"/>
    </style:style>
    <style:style style:name="T15" style:family="text">
      <style:text-properties officeooo:rsid="0026924f"/>
    </style:style>
    <style:style style:name="T16" style:family="text">
      <style:text-properties officeooo:rsid="00287e8c"/>
    </style:style>
    <style:style style:name="T17" style:family="text">
      <style:text-properties officeooo:rsid="0028b9fc"/>
    </style:style>
    <style:style style:name="T18" style:family="text">
      <style:text-properties officeooo:rsid="002aa741"/>
    </style:style>
    <style:style style:name="T19" style:family="text">
      <style:text-properties officeooo:rsid="002b04b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Seguimiento de dispositivos Android</text:p>
      <text:p text:style-name="Subtitle">Programación de Sistemas</text:p>
      <text:p text:style-name="Subtitle"/>
      <text:p text:style-name="Subtitle"/>
      <text:p text:style-name="Text_20_body"/>
      <text:p text:style-name="Subtitle"/>
      <text:p text:style-name="Subtitle">Curso 2014-2015</text:p>
      <text:p text:style-name="Subtitle">Segundo Cuatrimestre</text:p>
      <text:p text:style-name="Subtitle"><text:span text:style-name="T19">10</text:span> de marzo del 2015</text:p>
      <text:p text:style-name="Subtitle"/>
      <text:p text:style-name="Subtitle"/>
      <text:p text:style-name="Text_20_body"/>
      <text:p text:style-name="Subtitle"/>
      <text:p text:style-name="Subtitle">Canosa Oroña, Juan Manuel - jmtatic@gmail.com</text:p>
      <text:p text:style-name="Subtitle">Trabazo Sardón, Diego - diego.trabazo@udc.es (contacto)</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a de contenidos</text:p>
          </text:index-title>
          <text:p text:style-name="P21"><text:a xlink:type="simple" xlink:href="#__RefHeading__212_1219207421" text:style-name="Index_20_Link" text:visited-style-name="Index_20_Link">Índice, motivación y objetivos<text:tab/>2</text:a></text:p>
          <text:p text:style-name="P21"><text:a xlink:type="simple" xlink:href="#__RefHeading__227_1219207421" text:style-name="Index_20_Link" text:visited-style-name="Index_20_Link">Análisis preliminar de requisitos<text:tab/>2</text:a></text:p>
          <text:p text:style-name="P22"><text:a xlink:type="simple" xlink:href="#__RefHeading__229_1219207421" text:style-name="Index_20_Link" text:visited-style-name="Index_20_Link">Funcionalidades<text:tab/>3</text:a></text:p>
          <text:p text:style-name="P22"><text:a xlink:type="simple" xlink:href="#__RefHeading__231_1219207421" text:style-name="Index_20_Link" text:visited-style-name="Index_20_Link">Prioridades, dependencias y orden<text:tab/>3</text:a></text:p>
          <text:p text:style-name="P22"><text:a xlink:type="simple" xlink:href="#__RefHeading__233_1219207421" text:style-name="Index_20_Link" text:visited-style-name="Index_20_Link">Responsabilidades<text:tab/>4</text:a></text:p>
          <text:p text:style-name="P21"><text:a xlink:type="simple" xlink:href="#__RefHeading__256_2038675136" text:style-name="Index_20_Link" text:visited-style-name="Index_20_Link">Planificación inicial<text:tab/>4</text:a></text:p>
          <text:p text:style-name="P22"><text:a xlink:type="simple" xlink:href="#__RefHeading__239_1219207421" text:style-name="Index_20_Link" text:visited-style-name="Index_20_Link">Iteraciones<text:tab/>4</text:a></text:p>
          <text:p text:style-name="P22"><text:a xlink:type="simple" xlink:href="#__RefHeading__241_1219207421" text:style-name="Index_20_Link" text:visited-style-name="Index_20_Link">Hitos y entregables<text:tab/>4</text:a></text:p>
          <text:p text:style-name="P22"><text:a xlink:type="simple" xlink:href="#__RefHeading__243_1219207421" text:style-name="Index_20_Link" text:visited-style-name="Index_20_Link">Posibles incidencias y planes de contingencia.<text:tab/>4</text:a></text:p>
          <text:p text:style-name="P21"><text:a xlink:type="simple" xlink:href="#__RefHeading__247_1219207421" text:style-name="Index_20_Link" text:visited-style-name="Index_20_Link">Diseño: arquitectura<text:tab/>4</text:a></text:p>
        </text:index-body>
      </text:table-of-content>
      <text:h text:style-name="P18" text:outline-level="1"><text:bookmark-start text:name="__RefHeading__212_1219207421"/>Índice, motivación y objetivos<text:bookmark-end text:name="__RefHeading__212_1219207421"/></text:h>
      <text:p text:style-name="P1">El proyecto a desarrollar tiene como objetivo crear una aplicación que permita el seguimiento de dispositivos móviles, basados en tecnología Android, por el territorio. La motivación surge de la necesidad, patente en múltiples situaciones, de disponer de la información veraz y una herramienta que permita gestionarla, con el fin de localizar personas, animales u objetos y surge tanto en el ámbito personal como profesional. <text:span text:style-name="T2">En este último puede ser aplicado a cualquier flota de vehículos empresarial permitiendo tomar decisiones en tiempo real. Por ejemplo, para una empresa de reparto, puede ser interesante saber cuales de sus repartidores están más próximos a llegar a la central y en base a esa información facilitar mejores previsiones de entrega a los clientes y ajuste de las rutas. También se puede pensar en el ámbito familiar, un sistema como este permite conocer a los familiares, la situación exacta de una persona mayor, evitando extravíos. También podría ser empleado por personas víctimas de violencia de género, para ser alertados – y también a las Fuerzas de Seguridad – si su agresor está próximo. </text:span>Se trata con esta propuesta de aportar una solución a esta problemática y <text:span text:style-name="T2">acercarse a</text:span> un mercado que puede no conocer este tipo de tecnologías.</text:p>
      <text:p text:style-name="P3"><text:span text:style-name="T3">Existen ya algunas alternativas en este mercado que se pueden encontrar por ejemplo mediante una búsqueda en el </text:span><text:span text:style-name="T5">Play Store</text:span><text:span text:style-name="T3"> de Google. Por ejemplo, la empresa Life360</text:span><text:span text:style-name="T3"><text:note text:id="ftn1" text:note-class="footnote"><text:note-citation>1</text:note-citation><text:note-body><text:p text:style-name="P6">https://www.life360.com/</text:p></text:note-body></text:note></text:span><text:span text:style-name="T3"> comercializa una un servicio que permite seguir la pista a familiares y otros grupos de interés. </text:span><text:span text:style-name="T1">Slash Idea</text:span><text:span text:style-name="T1"><text:note text:id="ftn2" text:note-class="footnote"><text:note-citation>2</text:note-citation><text:note-body><text:p text:style-name="P7">http://www.mycartracks.com/</text:p></text:note-body></text:note></text:span><text:span text:style-name="T1"> tiene un servicio para llevar el control de una flota de vehículos.</text:span></text:p>
      <text:h text:style-name="Heading_20_1" text:outline-level="1"><text:bookmark-start text:name="__RefHeading__227_1219207421"/>Análisis preliminar de requisitos<text:bookmark-end text:name="__RefHeading__227_1219207421"/></text:h>
      <text:p text:style-name="P2"><text:span text:style-name="T11">La aplicación constará de dos modos de funcionamiento, por una parte una operativa como generador de datos geográficos y otra como utilizador y/o visualizador de dichos datos. Estos dos contextos, permiten toda una gama de uso y distintos enfoques. Por supuesto la </text:span><text:span text:style-name="T6">app</text:span> <text:span text:style-name="T8">funcionará sobre el sistema Android, con un nivel de API todavía por decidir. Se presupone que existirá en el dispositivo alguna </text:span><text:soft-page-break/><text:span text:style-name="T8">conexión a Internet como canal de transmisión y recepción de los datos.</text:span></text:p>
      <text:p text:style-name="P4">El flujo de <text:span text:style-name="T11">información</text:span> generado no será volcado directamente a la instancia o instancias que actúen como visualizadoras <text:span text:style-name="T11">o gestoras en un momento dado</text:span>. Es necesario contar con una infraestructura intermedia que reciba los datos, y controle quién puede acceder y cómo. Para resolver este problema de intercambio de datos se propone el uso de librerías Open Source y tecnologías estándar sobradamente conocidas, que se detallan a continuación.</text:p>
      <text:p text:style-name="P5">El módulo servidor utilizará la librería ROME<text:note text:id="ftn3" text:note-class="footnote"><text:note-citation>3</text:note-citation><text:note-body><text:p text:style-name="P8">https://github.com/rometools/</text:p></text:note-body></text:note> para generar entradas RSS<text:note text:id="ftn4" text:note-class="footnote"><text:note-citation>4</text:note-citation><text:note-body><text:p text:style-name="P8">http://en.wikipedia.org/wiki/RSS</text:p></text:note-body></text:note> que se almacenarán en un servidor web. A su vez los clientes, previa solicitud inicial, podrán suscribirse a los feed deseados, representando cada uno a un rastreado. Se utilizará también dicha librería para realizar la lectura y procesado de la información en el módulo cliente. Para la comunicación vía protocolo HTTP se propone la librería <text:span text:style-name="T9">HttpComponents</text:span><text:span text:style-name="T9"><text:note text:id="ftn5" text:note-class="footnote"><text:note-citation>5</text:note-citation><text:note-body><text:p text:style-name="P9">http://hc.apache.org/</text:p></text:note-body></text:note></text:span>.</text:p>
      <text:p text:style-name="P4">El servidor web propiamente dicho podrá utilizar cualquier implementación libre, por ejemplo Apache. Para permitir la recepción de los feed y su publicación se propone el uso de <text:span text:style-name="T9">Python como lenguaje de </text:span><text:span text:style-name="T7">scripting</text:span>. Nótese que en el servidor se podría gestionar el contenido sindicado con la granularidad deseada, en términos de seguridad de acceso a la información, dependiendo de las necesidades y el tiempo disponible. </text:p>
      <text:h text:style-name="P19" text:outline-level="2"><text:bookmark-start text:name="__RefHeading__229_1219207421"/>Funcionalidades<text:bookmark-end text:name="__RefHeading__229_1219207421"/></text:h>
      <text:list xml:id="list4022269602756931756" text:style-name="L1">
        <text:list-item>
          <text:p text:style-name="P12">(Des) activación de la generación de datos geográficos en el dispositivo local. </text:p>
        </text:list-item>
        <text:list-item>
          <text:p text:style-name="P11">Listas de seguimiento para incluir o excluir aquellos dispositivos que resulten de interés.</text:p>
        </text:list-item>
        <text:list-item>
          <text:p text:style-name="P11">Visualización de las posiciones de los rastreados en el tiempo, siendo este el momento actual o pretérito, según el acceso a la colección de datos.</text:p>
        </text:list-item>
        <text:list-item>
          <text:p text:style-name="P11">Alertas de proximidad, <text:span text:style-name="T16">que abarcará:</text:span></text:p>
          <text:list>
            <text:list-item>
              <text:p text:style-name="P17">Proximidad geográfica entre instancias de la aplicación.</text:p>
            </text:list-item>
            <text:list-item>
              <text:p text:style-name="P17">Proximidad de una instancia a un lugar definido previamente.</text:p>
            </text:list-item>
          </text:list>
        </text:list-item>
        <text:list-item>
          <text:p text:style-name="P11">Alertas de velocidad máxima, mínima, media, etc. en un intervalo de tiempo.</text:p>
        </text:list-item>
        <text:list-item>
          <text:p text:style-name="P11">Gestión de seguimientos pudiendo:</text:p>
          <text:list>
            <text:list-item>
              <text:p text:style-name="P11">Generar códigos de seguimiento para compartir con otros dispositivos</text:p>
            </text:list-item>
            <text:list-item>
              <text:p text:style-name="P11">Solicitar seguimientos a otros dispositivos</text:p>
            </text:list-item>
            <text:list-item>
              <text:p text:style-name="P11">Aceptar/<text:span text:style-name="T17">d</text:span>enegar peticiones de seguimiento</text:p>
            </text:list-item>
          </text:list>
        </text:list-item>
      </text:list>
      <text:h text:style-name="Heading_20_2" text:outline-level="2"><text:bookmark-start text:name="__RefHeading__231_1219207421"/><text:soft-page-break/><text:span text:style-name="T10">P</text:span>rioridades, dependencias y orden<text:bookmark-end text:name="__RefHeading__231_1219207421"/></text:h>
      <text:p text:style-name="P13">En primer lugar ha de implementarse la parte servidora. Configurar Apache y escribir los scripts necesarios para generar el feed RSS haciéndolo <text:span text:style-name="T11">disponible</text:span> en una URL. Lo segundo necesario, ya en la aplicación Android, es el módulo que genera y envía los datos en formato RSS al ser<text:span text:style-name="T11">vidor. A continuación se necesita un módulo que permita gestionar las suscripciones a los feed de otros cliente y a ser posible una manera de compartir dicha información. Por último, dentro de las características necesarias, la aplicación tendrá que poder leer la información a la que se ha suscrito y explotarla de forma básica con alguna de las funcionalidades propuestas, por ejemplo, poder visualizar sobre un mapa las últimas posiciones conocidas de los clientes seguidos. Las demás funcionalidades son secundarias, no obstante, tendrían prioridad aquellas relacionadas con la explotación de los datos, lo que el cliente puede utilizar de la aplicación.</text:span></text:p>
      <text:h text:style-name="Heading_20_2" text:outline-level="2"><text:bookmark-start text:name="__RefHeading__233_1219207421"/>Responsabilidades<text:bookmark-end text:name="__RefHeading__233_1219207421"/></text:h>
      <text:p text:style-name="P14"><text:span text:style-name="T11">La previsión de responsabilidades consiste en repartir entre el personal las funcionalidades a partes iguales entre los integrantes del grupo de trabajo, en este sentido y como herramienta básica de coordinación y desarrollo se utilizará el Sistema de Control de Versiones Subversion.</text:span></text:p>
      <text:h text:style-name="Heading_20_1" text:outline-level="1"><text:bookmark-start text:name="__RefHeading__256_2038675136"/>Planificación inicial: <text:span text:style-name="T15">iteraciones, hitos y entregables</text:span><text:bookmark-end text:name="__RefHeading__256_2038675136"/></text:h>
      <text:p text:style-name="P16">Inicialmente se prev<text:span text:style-name="T18">é</text:span> acometer el desarrollo trabajando primero sobre las funcionalidades <text:span text:style-name="T4">core</text:span><text:span text:style-name="T12">. </text:span><text:span text:style-name="T13">A partir de ahí se implementarán, dentro de lo posible, más funcionalidades que permitan utilizar los datos. Por ejemplo, añadir a la visualización de los últimos datos disponibles, la visualización de los registros históricos que existiesen.</text:span></text:p>
      <text:p text:style-name="P16"><text:span text:style-name="T15">Por tanto, en la primera aplicación el núcleo anteriormente comentado estará funcionando, además se mostrarán los últimos datos disponibles sobre un plano. En la segunda iteración puede implementarse la gestión de los seguimientos, enviando solicitudes y permitiendo aceptarlas o denegarlas. Para la tercera iteración se implementarán las alertar por proximidad en sus dos vertientes.</text:span></text:p>
      <text:h text:style-name="Heading_20_2" text:outline-level="2"><text:bookmark-start text:name="__RefHeading__243_1219207421"/><text:span text:style-name="T15">I</text:span>ncidencias y planes de contingencia.<text:bookmark-end text:name="__RefHeading__243_1219207421"/></text:h>
      <text:p text:style-name="P15">El punto débil de utilizar un sistema basado en RSS y un servidor web es que no se conoce, en este momento, como resultará en la práctica o el trabajo inicial necesario. Se comenzará el desarrollo con una aplicación sencilla que muestre esta funcionalidad.</text:p>
      <text:h text:style-name="Heading_20_1" text:outline-level="1"><text:bookmark-start text:name="__RefHeading__247_1219207421"/><text:span text:style-name="T14">Diseño: </text:span>arquitectura<text:bookmark-end text:name="__RefHeading__247_1219207421"/></text:h>
      <text:p text:style-name="P15">Se emplearán actividades y fragmentos repartiéndose la carga de visualización y gestión de los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8:46:13.978271260</meta:creation-date>
    <dc:date>2015-03-10T10:03:35.062006860</dc:date>
    <meta:editing-duration>PT2H48M26S</meta:editing-duration>
    <meta:editing-cycles>19</meta:editing-cycles>
    <meta:generator>LibreOffice/4.2.7.2$Linux_X86_64 LibreOffice_project/420m0$Build-2</meta:generator>
    <meta:document-statistic meta:table-count="0" meta:image-count="0" meta:object-count="0" meta:page-count="4" meta:paragraph-count="54" meta:word-count="1102" meta:character-count="7292" meta:non-whitespace-character-count="6251"/>
  </office:meta>
</office:document-meta>
</file>